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Uighur" svg:font-family="'Microsoft Uighur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جدول1" style:family="table">
      <style:table-properties style:width="2.7181in" table:align="left"/>
    </style:style>
    <style:style style:name="جدول1.A" style:family="table-column">
      <style:table-column-properties style:column-width="1.4563in"/>
    </style:style>
    <style:style style:name="جدول1.B" style:family="table-column">
      <style:table-column-properties style:column-width="0.6153in"/>
    </style:style>
    <style:style style:name="جدول1.C" style:family="table-column">
      <style:table-column-properties style:column-width="0.6465in"/>
    </style:style>
    <style:style style:name="جدول1.A1" style:family="table-cell">
      <style:table-cell-properties style:vertical-align="middle" fo:padding="0.0194in" fo:border="none"/>
    </style:style>
    <style:style style:name="جدول2" style:family="table">
      <style:table-properties style:width="4.125in" table:align="left"/>
    </style:style>
    <style:style style:name="جدول2.A" style:family="table-column">
      <style:table-column-properties style:column-width="0.5035in"/>
    </style:style>
    <style:style style:name="جدول2.B" style:family="table-column">
      <style:table-column-properties style:column-width="0.4257in"/>
    </style:style>
    <style:style style:name="جدول2.C" style:family="table-column">
      <style:table-column-properties style:column-width="0.2403in"/>
    </style:style>
    <style:style style:name="جدول2.D" style:family="table-column">
      <style:table-column-properties style:column-width="2.9556in"/>
    </style:style>
    <style:style style:name="جدول2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text-align="end" style:justify-single-word="false"/>
    </style:style>
    <style:style style:name="P2" style:family="paragraph" style:parent-style-name="Heading_20_3">
      <style:paragraph-properties fo:text-align="start" style:justify-single-word="false"/>
      <style:text-properties officeooo:paragraph-rsid="0017fcf9"/>
    </style:style>
    <style:style style:name="P3" style:family="paragraph" style:parent-style-name="Heading_20_4">
      <style:paragraph-properties fo:text-align="end" style:justify-single-word="false"/>
    </style:style>
    <style:style style:name="P4" style:family="paragraph" style:parent-style-name="Heading_20_4">
      <style:paragraph-properties fo:text-align="end" style:justify-single-word="false"/>
      <style:text-properties officeooo:paragraph-rsid="001217b8"/>
    </style:style>
    <style:style style:name="P5" style:family="paragraph" style:parent-style-name="Heading_20_4">
      <style:paragraph-properties fo:text-align="end" style:justify-single-word="false"/>
      <style:text-properties officeooo:paragraph-rsid="00133e1a"/>
    </style:style>
    <style:style style:name="P6" style:family="paragraph" style:parent-style-name="Heading_20_4">
      <style:paragraph-properties fo:text-align="end" style:justify-single-word="false"/>
      <style:text-properties officeooo:paragraph-rsid="0017fcf9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ext_20_body">
      <style:paragraph-properties fo:text-align="end" style:justify-single-word="false"/>
    </style:style>
    <style:style style:name="P16" style:family="paragraph" style:parent-style-name="Text_20_body" style:list-style-name="L1">
      <style:paragraph-properties fo:text-align="end" style:justify-single-word="false"/>
    </style:style>
    <style:style style:name="P17" style:family="paragraph" style:parent-style-name="Text_20_body" style:list-style-name="L1">
      <style:paragraph-properties fo:text-align="end" style:justify-single-word="false"/>
      <style:text-properties officeooo:paragraph-rsid="0014daff"/>
    </style:style>
    <style:style style:name="P18" style:family="paragraph" style:parent-style-name="Text_20_body">
      <style:paragraph-properties fo:text-align="end" style:justify-single-word="false"/>
      <style:text-properties officeooo:paragraph-rsid="0014daff"/>
    </style:style>
    <style:style style:name="P19" style:family="paragraph" style:parent-style-name="Text_20_body">
      <style:paragraph-properties fo:text-align="end" style:justify-single-word="false"/>
      <style:text-properties officeooo:paragraph-rsid="0016750c"/>
    </style:style>
    <style:style style:name="P20" style:family="paragraph" style:parent-style-name="Text_20_body">
      <style:paragraph-properties fo:text-align="end" style:justify-single-word="false"/>
      <style:text-properties officeooo:paragraph-rsid="0017fcf9"/>
    </style:style>
    <style:style style:name="P21" style:family="paragraph" style:parent-style-name="Text_20_body">
      <style:paragraph-properties fo:text-align="end" style:justify-single-word="false"/>
      <style:text-properties officeooo:paragraph-rsid="0018bd11"/>
    </style:style>
    <style:style style:name="P22" style:family="paragraph" style:parent-style-name="Text_20_body">
      <style:paragraph-properties fo:text-align="start" style:justify-single-word="false"/>
    </style:style>
    <style:style style:name="P23" style:family="paragraph" style:parent-style-name="Text_20_body">
      <style:paragraph-properties fo:text-align="start" style:justify-single-word="false"/>
      <style:text-properties officeooo:paragraph-rsid="0018bd11"/>
    </style:style>
    <style:style style:name="P24" style:family="paragraph" style:parent-style-name="Text_20_body">
      <style:text-properties officeooo:paragraph-rsid="0016129c"/>
    </style:style>
    <style:style style:name="P25" style:family="paragraph" style:parent-style-name="Text_20_body">
      <style:paragraph-properties fo:text-align="end" style:justify-single-word="false"/>
      <style:text-properties fo:font-size="10pt" style:font-size-asian="10pt" style:font-size-complex="10pt"/>
    </style:style>
    <style:style style:name="P2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start" style:justify-single-word="false"/>
      <style:text-properties fo:font-weight="bold" officeooo:paragraph-rsid="0016750c" style:font-weight-asian="bold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end" style:justify-single-word="false"/>
      <style:text-properties fo:font-weight="bold" officeooo:rsid="001cc525" officeooo:paragraph-rsid="001e9fc1" style:font-weight-asian="bold" style:font-weight-complex="bold"/>
    </style:style>
    <style:style style:name="P31" style:family="paragraph" style:parent-style-name="Text_20_body">
      <style:paragraph-properties fo:text-align="end" style:justify-single-word="false"/>
      <style:text-properties fo:font-weight="bold" officeooo:rsid="001fcbcf" officeooo:paragraph-rsid="001fcbcf" style:font-weight-asian="bold" style:font-weight-complex="bold"/>
    </style:style>
    <style:style style:name="P32" style:family="paragraph" style:parent-style-name="Text_20_body">
      <style:paragraph-properties fo:text-align="end" style:justify-single-word="false"/>
      <style:text-properties fo:font-weight="normal" officeooo:paragraph-rsid="0018bd11" style:font-weight-asian="normal" style:font-weight-complex="normal"/>
    </style:style>
    <style:style style:name="P33" style:family="paragraph" style:parent-style-name="Text_20_body">
      <style:paragraph-properties fo:text-align="end" style:justify-single-word="false"/>
      <style:text-properties fo:font-weight="normal" officeooo:rsid="0017502d" officeooo:paragraph-rsid="0017502d" style:font-weight-asian="normal" style:font-weight-complex="normal"/>
    </style:style>
    <style:style style:name="P34" style:family="paragraph" style:parent-style-name="Text_20_body">
      <style:text-properties officeooo:paragraph-rsid="0017fcf9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text-properties officeooo:paragraph-rsid="0017fcf9"/>
    </style:style>
    <style:style style:name="P37" style:family="paragraph" style:parent-style-name="Text_20_body" style:list-style-name="L4"/>
    <style:style style:name="P38" style:family="paragraph" style:parent-style-name="Text_20_body">
      <style:paragraph-properties fo:text-align="end" style:justify-single-word="false"/>
      <style:text-properties fo:language="fr" fo:country="FR" officeooo:rsid="0018bd11" officeooo:paragraph-rsid="0018bd11"/>
    </style:style>
    <style:style style:name="P39" style:family="paragraph" style:parent-style-name="Text_20_body">
      <style:paragraph-properties fo:text-align="end" style:justify-single-word="false"/>
      <style:text-properties fo:language="fr" fo:country="FR" fo:font-weight="bold" officeooo:rsid="001a2ddd" officeooo:paragraph-rsid="001a2dd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icrosoft Uighur" fo:font-size="16pt" fo:font-weight="normal" style:font-size-asian="16pt" style:font-weight-asian="normal" style:font-name-complex="Microsoft Uighur" style:font-size-complex="16pt" style:font-weight-complex="normal"/>
    </style:style>
    <style:style style:name="T4" style:family="text">
      <style:text-properties style:font-name="Microsoft Uighur" fo:font-size="16pt" style:font-size-asian="16pt" style:font-name-complex="Microsoft Uighur" style:font-size-complex="16pt"/>
    </style:style>
    <style:style style:name="T5" style:family="text">
      <style:text-properties style:font-name="Microsoft Uighur" fo:font-size="16pt" officeooo:rsid="00133e1a" style:font-size-asian="16pt" style:font-name-complex="Microsoft Uighur" style:font-size-complex="16pt"/>
    </style:style>
    <style:style style:name="T6" style:family="text">
      <style:text-properties style:font-name="Microsoft Uighur" fo:font-size="16pt" style:text-underline-style="solid" style:text-underline-width="auto" style:text-underline-color="font-color" style:font-size-asian="16pt" style:font-name-complex="Microsoft Uighur" style:font-size-complex="16pt"/>
    </style:style>
    <style:style style:name="T7" style:family="text">
      <style:text-properties style:font-name="Microsoft Uighur" fo:font-size="18pt" fo:font-weight="bold" style:font-size-asian="18pt" style:font-weight-asian="bold" style:font-name-complex="Microsoft Uighur" style:font-size-complex="18pt" style:font-weight-complex="bold"/>
    </style:style>
    <style:style style:name="T8" style:family="text">
      <style:text-properties style:font-name="Microsoft Uighur" fo:font-size="18pt" fo:language="fr" fo:country="FR" fo:font-weight="bold" officeooo:rsid="0018bd11" style:font-size-asian="18pt" style:font-weight-asian="bold" style:font-name-complex="Microsoft Uighur" style:font-size-complex="18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17ab41"/>
    </style:style>
    <style:style style:name="T13" style:family="text">
      <style:text-properties fo:language="fr" fo:country="FR" officeooo:rsid="0017fcf9"/>
    </style:style>
    <style:style style:name="T14" style:family="text">
      <style:text-properties fo:language="fr" fo:country="FR" officeooo:rsid="001cc525"/>
    </style:style>
    <style:style style:name="T15" style:family="text">
      <style:text-properties fo:language="fr" fo:country="FR" officeooo:rsid="001f2fd8"/>
    </style:style>
    <style:style style:name="T16" style:family="text">
      <style:text-properties fo:language="fr" fo:country="FR" fo:font-weight="bold" officeooo:rsid="001f2fd8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2.1 Generating Summary Statistics (Non-Graphical EDA) </text:p>
      <text:p text:style-name="P7"/>
      <text:p text:style-name="P7">Task A: Overall Descriptive Statistics </text:p>
      <text:p text:style-name="P7"/>
      <text:h text:style-name="P3" text:outline-level="4"><text:span text:style-name="Strong_20_Emphasis">Question </text:span><text:line-break/>What is the median traffic volume? How does it compare to the mean?<text:line-break/>ما هو الوسيط لحجم المرور؟ وكيف يقارن مع المتوسط؟</text:h>
      <text:list text:style-name="L1">
        <text:list-item>
          <text:p text:style-name="P16"><text:span text:style-name="Strong_20_Emphasis">Median (الوسيط):</text:span> 3380</text:p>
        </text:list-item>
        <text:list-item>
          <text:p text:style-name="P17"><text:span text:style-name="Strong_20_Emphasis">Mean (المتوسط):</text:span> 3259.81<text:line-break/>بما أن الوسيط أكبر من المتوسط، فهذا يعني أن القيم المنخفضة القليلة خفّضت المتوسط قليلاً.<text:line-break/> <text:span text:style-name="Strong_20_Emphasis"><text:span text:style-name="T1">الاستنتاج:</text:span></text:span> التوزيع مائل قليلًا نحو اليسار (قيم منخفضة قليلة تؤثر على المتوسط).</text:p>
        </text:list-item>
      </text:list>
      <text:p text:style-name="P18"/>
      <text:h text:style-name="P4" text:outline-level="4"><text:span text:style-name="Strong_20_Emphasis"><text:span text:style-name="T1">Question </text:span></text:span><text:line-break/>Based on these two values, do you anticipate the distribution of traffic_volume to be symmetrical, positively (right) skewed, or negatively (left) skewed?</text:h>
      <text:h text:style-name="P4" text:outline-level="4"><text:line-break/><text:span text:style-name="T2">بناءً على هاتين القيمتين، هل تتوقع أن يكون توزيع حجم المرور متماثلًا أم منحرفًا نحو اليمين أم اليسار؟</text:span></text:h>
      <text:p text:style-name="P15"><text:span text:style-name="Strong_20_Emphasis">الإجابة:</text:span><text:line-break/>بما أن <text:span text:style-name="Strong_20_Emphasis">المتوسط &lt; الوسيط</text:span>، فالتوزيع <text:span text:style-name="Strong_20_Emphasis">منحرف نحو اليسار (Negatively Skewed)</text:span> أي أن الذيل الأطول على الجهة اليسرى</text:p>
      <text:p text:style-name="P22">Task B: Skewness and Kurtosis </text:p>
      <text:p text:style-name="P8"/>
      <text:h text:style-name="P5" text:outline-level="4"><text:span text:style-name="Strong_20_Emphasis"><text:span text:style-name="T1">Question </text:span></text:span></text:h>
      <text:h text:style-name="P6" text:outline-level="4"><text:span text:style-name="T2"><text:line-break/>Interpret the sign and magnitude of the skewness value. Does this match your anticipation from Task A?</text:span><text:line-break/><text:span text:style-name="T3">فسّر إشارة وقيمة الالتواء (Skewness). وهل تتوافق مع توقعك من السؤال السابق؟</text:span></text:h>
      <text:p text:style-name="Text_20_body"><text:span text:style-name="Strong_20_Emphasis"><text:span text:style-name="T3">الإجابة:</text:span></text:span><text:span text:style-name="T4"><text:line-break/>قيمة الالتواء = </text:span><text:span text:style-name="Strong_20_Emphasis"><text:span text:style-name="T4">-0.089</text:span></text:span><text:span text:style-name="T4"><text:line-break/>إشارة سالبة صغيرة جدًا → التوزيع </text:span><text:span text:style-name="Strong_20_Emphasis"><text:span text:style-name="T4">شبه متماثل</text:span></text:span><text:span text:style-name="T4"> مع ميل بسيط نحو اليسار.<text:line-break/></text:span><text:span text:style-name="T5">*</text:span><text:span text:style-name="T4"> تتطابق النتيجة مع ما توقعناه في السؤال السابق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h text:style-name="Heading_20_4" text:outline-level="4"><text:soft-page-break/><text:span text:style-name="Strong_20_Emphasis"><text:span text:style-name="T6">Question </text:span></text:span></text:h>
      <text:p text:style-name="Text_20_body"><text:line-break/>Interpret the kurtosis value. Is the distribution heavily-tailed (leptokurtic) or lightly-tailed (platykurtic) compared to a normal distribution?<text:line-break/>فسّر قيمة التفلطح (Kurtosis). هل التوزيع ذو ذيول سميكة (leptokurtic) أم مفلطح أكثر من الطبيعي (platykurtic)؟</text:p>
      <text:p text:style-name="Text_20_body"><text:span text:style-name="Strong_20_Emphasis">الإجابة:</text:span><text:line-break/>قيمة التفلطح = <text:span text:style-name="Strong_20_Emphasis">-1.309</text:span> &lt; 0 → التوزيع <text:span text:style-name="Strong_20_Emphasis">مفلطح (Platykurtic)</text:span>، أي أقل حدة من الطبيعي وذو ذيول أقصر، مما يعني أن القيم أكثر انتشارًا وأقل تركّزًا في المنتصف.</text:p>
      <text:p text:style-name="P22">Task C: Multivariate Analysis via Grouping </text:p>
      <text:h text:style-name="P3" text:outline-level="4"><text:span text:style-name="Strong_20_Emphasis"/></text:h>
      <text:p text:style-name="P24"><text:span text:style-name="Strong_20_Emphasis"><text:span text:style-name="T6">Question </text:span></text:span><text:line-break/>Based on the mean values, which general weather condition (weather_main) is associated with the highest average traffic volume? Which one shows the highest variability (standard deviation)?</text:p>
      <text:p text:style-name="Text_20_body"><text:line-break/>بناءً على القيم المتوسطة، أي نوع من الطقس (weather_main) يرتبط بأعلى متوسط لحجم المرور؟ وأيها يُظهر أكبر تباين (std)؟</text:p>
      <text:p text:style-name="P27">من نتائج التجميع:<text:span text:style-name="T9"/></text:p>
      <table:table table:name="جدول1" table:style-name="جدول1">
        <table:table-column table:style-name="جدول1.A"/>
        <table:table-column table:style-name="جدول1.B"/>
        <table:table-column table:style-name="جدول1.C"/>
        <table:table-header-rows>
          <table:table-row>
            <table:table-cell table:style-name="جدول1.A1" office:value-type="string">
              <text:p text:style-name="P13">Weather Condition</text:p>
            </table:table-cell>
            <table:table-cell table:style-name="جدول1.A1" office:value-type="string">
              <text:p text:style-name="P13">Mean</text:p>
            </table:table-cell>
            <table:table-cell table:style-name="جدول1.A1" office:value-type="string">
              <text:p text:style-name="P13">Std</text:p>
            </table:table-cell>
          </table:table-row>
        </table:table-header-rows>
        <table:table-row>
          <table:table-cell table:style-name="جدول1.A1" office:value-type="string">
            <text:p text:style-name="P12"><text:span text:style-name="Strong_20_Emphasis"><text:span text:style-name="T9">Clouds</text:span></text:span></text:p>
          </table:table-cell>
          <table:table-cell table:style-name="جدول1.A1" office:value-type="string">
            <text:p text:style-name="P10">3618.45</text:p>
          </table:table-cell>
          <table:table-cell table:style-name="جدول1.A1" office:value-type="string">
            <text:p text:style-name="P10">1906.20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Haze</text:span></text:span></text:p>
          </table:table-cell>
          <table:table-cell table:style-name="جدول1.A1" office:value-type="string">
            <text:p text:style-name="P10">3502.10</text:p>
          </table:table-cell>
          <table:table-cell table:style-name="جدول1.A1" office:value-type="string">
            <text:p text:style-name="P10">1873.51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Rain</text:span></text:span></text:p>
          </table:table-cell>
          <table:table-cell table:style-name="جدول1.A1" office:value-type="string">
            <text:p text:style-name="P10">3317.91</text:p>
          </table:table-cell>
          <table:table-cell table:style-name="جدول1.A1" office:value-type="string">
            <text:p text:style-name="P10">1982.23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Drizzle</text:span></text:span></text:p>
          </table:table-cell>
          <table:table-cell table:style-name="جدول1.A1" office:value-type="string">
            <text:p text:style-name="P10">3290.73</text:p>
          </table:table-cell>
          <table:table-cell table:style-name="جدول1.A1" office:value-type="string">
            <text:p text:style-name="P10">1997.90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Smoke</text:span></text:span></text:p>
          </table:table-cell>
          <table:table-cell table:style-name="جدول1.A1" office:value-type="string">
            <text:p text:style-name="P10">3237.65</text:p>
          </table:table-cell>
          <table:table-cell table:style-name="جدول1.A1" office:value-type="string">
            <text:p text:style-name="P10">1978.01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Clear</text:span></text:span></text:p>
          </table:table-cell>
          <table:table-cell table:style-name="جدول1.A1" office:value-type="string">
            <text:p text:style-name="P10">3055.91</text:p>
          </table:table-cell>
          <table:table-cell table:style-name="جدول1.A1" office:value-type="string">
            <text:p text:style-name="P10">1987.10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Snow</text:span></text:span></text:p>
          </table:table-cell>
          <table:table-cell table:style-name="جدول1.A1" office:value-type="string">
            <text:p text:style-name="P10">3016.84</text:p>
          </table:table-cell>
          <table:table-cell table:style-name="جدول1.A1" office:value-type="string">
            <text:p text:style-name="P10">1900.18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Thunderstorm</text:span></text:span></text:p>
          </table:table-cell>
          <table:table-cell table:style-name="جدول1.A1" office:value-type="string">
            <text:p text:style-name="P10">3001.62</text:p>
          </table:table-cell>
          <table:table-cell table:style-name="جدول1.A1" office:value-type="string">
            <text:p text:style-name="P10">1988.29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Mist</text:span></text:span></text:p>
          </table:table-cell>
          <table:table-cell table:style-name="جدول1.A1" office:value-type="string">
            <text:p text:style-name="P10">2932.95</text:p>
          </table:table-cell>
          <table:table-cell table:style-name="جدول1.A1" office:value-type="string">
            <text:p text:style-name="P10">2073.02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Fog</text:span></text:span></text:p>
          </table:table-cell>
          <table:table-cell table:style-name="جدول1.A1" office:value-type="string">
            <text:p text:style-name="P10">2703.72</text:p>
          </table:table-cell>
          <table:table-cell table:style-name="جدول1.A1" office:value-type="string">
            <text:p text:style-name="P10">2125.53</text:p>
          </table:table-cell>
        </table:table-row>
        <table:table-row>
          <table:table-cell table:style-name="جدول1.A1" office:value-type="string">
            <text:p text:style-name="P12"><text:span text:style-name="Strong_20_Emphasis"><text:span text:style-name="T9">Squall</text:span></text:span></text:p>
          </table:table-cell>
          <table:table-cell table:style-name="جدول1.A1" office:value-type="string">
            <text:p text:style-name="P10">2061.75</text:p>
          </table:table-cell>
          <table:table-cell table:style-name="جدول1.A1" office:value-type="string">
            <text:p text:style-name="P10">1950.07</text:p>
          </table:table-cell>
        </table:table-row>
      </table:table>
      <text:p text:style-name="P26"/>
      <text:p text:style-name="P19"><text:span text:style-name="Strong_20_Emphasis"><text:span text:style-name="T9">لاستنتاج:</text:span></text:span></text:p>
      <text:p text:style-name="P19">أعلى متوسط مرور عند <text:span text:style-name="Strong_20_Emphasis">Clouds</text:span> (السماء غائمة)</text:p>
      <text:p text:style-name="P19">أعلى تشتت (std) عند <text:span text:style-name="Strong_20_Emphasis">Fog</text:span> (الضباب)، مما يعني أن حركة المرور تتغير كثيرًا في تلك الحالة.</text:p>
      <text:p text:style-name="P19"/>
      <text:p text:style-name="P19"/>
      <text:p text:style-name="P19"/>
      <text:p text:style-name="P28"><text:soft-page-break/>2.2 Visualizing Distributions and Variability (Graphical EDA)</text:p>
      <text:p text:style-name="P28">Task A: Histogram for Distribution </text:p>
      <text:p text:style-name="Text_20_body"><text:span text:style-name="Strong_20_Emphasis"><text:span text:style-name="T12">Question</text:span></text:span><text:line-break/>Give the chart an action title, label the axes, and mark the mean position. What do you observe about the distribution?<text:line-break/>امنح الرسم عنوانًا وصِف المحورين وحدّد موقع المتوسط. ماذا تلاحظ عن التوزيع؟</text:p>
      <text:p text:style-name="P34"><text:span text:style-name="Strong_20_Emphasis">الإجابة:</text:span><text:line-break/>الرسم يُظهر توزيعًا شبه متماثل، يتركز بين <text:span text:style-name="Strong_20_Emphasis">1000 و5000</text:span> سيارة في الساعة، مع متوسط عند <text:span text:style-name="Strong_20_Emphasis">حوالي 3259</text:span>.<text:line-break/> <text:span text:style-name="Strong_20_Emphasis">العنوان المقترح:</text:span> “Hourly Traffic Volume is Nearly Symmetrical, Peaking around 3300 Cars.”<text:line-break/> نلاحظ أن معظم القيم ضمن النطاق المتوسط، مع قلة في القيم العالية جدًا.</text:p>
      <text:h text:style-name="P2" text:outline-level="3"><text:span text:style-name="Strong_20_Emphasis">Task B: Box Plot for Dispersion</text:span></text:h>
      <text:p text:style-name="Text_20_body"><text:span text:style-name="Strong_20_Emphasis"><text:span text:style-name="T13">Question</text:span></text:span><text:line-break/>Calculate the Interquartile Range (IQR) from the box plot. How does this relate to overall variability?<text:line-break/>احسب المدى الربيعي (IQR) من الرسم الصندوقي، وكيف يرتبط بالتشتت العام؟</text:p>
      <text:p text:style-name="Text_20_body"><text:span text:style-name="Strong_20_Emphasis">الإجابة:</text:span><text:line-break/>من النتائج:</text:p>
      <text:list text:style-name="L3">
        <text:list-item>
          <text:p text:style-name="P35">Q1 = 1193</text:p>
        </text:list-item>
        <text:list-item>
          <text:p text:style-name="P36">Q3 = 4933</text:p>
        </text:list-item>
        <text:list-item>
          <text:p text:style-name="P36"><text:s/><text:span text:style-name="Strong_20_Emphasis">IQR = 4933 - 1193 = 3740</text:span></text:p>
        </text:list-item>
      </text:list>
      <text:p text:style-name="Text_20_body">يشير IQR الكبير إلى <text:span text:style-name="Strong_20_Emphasis">تشتت واسع</text:span>، أي أن حجم المرور يختلف بشدة من وقت لآخر (ذروة/ليل).</text:p>
      <text:p text:style-name="P22"><text:span text:style-name="Strong_20_Emphasis">Task C: Grouped Box Plots (holiday)</text:span> </text:p>
      <text:p text:style-name="Text_20_body"><text:span text:style-name="Strong_20_Emphasis"><text:span text:style-name="T13">Question</text:span></text:span><text:line-break/>Does the dispersion of traffic volume differ significantly between typical days and holiday periods?</text:p>
      <text:p text:style-name="Text_20_body"><text:line-break/>هل يختلف تشتت حجم المرور بين الأيام العادية وفترات العطل؟</text:p>
      <text:p text:style-name="Text_20_body"><text:span text:style-name="Strong_20_Emphasis">الإجابة:</text:span><text:line-break/>نعم<text:line-break/>أيام <text:span text:style-name="Strong_20_Emphasis">العطل</text:span> تظهر وسائط أقل وتشتتًا أصغر.<text:line-break/>أي أن <text:span text:style-name="Strong_20_Emphasis">المرور أقل وأقل تغيرًا أثناء العطل</text:span> مقارنةً بالأيام العادية.</text:p>
      <text:p text:style-name="P15"/>
      <text:p text:style-name="P20"/>
      <text:p text:style-name="P33"/>
      <text:p text:style-name="P25"><text:soft-page-break/></text:p>
      <text:p text:style-name="P22"><text:span text:style-name="Strong_20_Emphasis"><text:span text:style-name="T7">2.3 Visualizing Correlation</text:span></text:span></text:p>
      <text:p text:style-name="P22"><text:span text:style-name="Strong_20_Emphasis"><text:span text:style-name="T7">Task A: Correlation Matrix and Heatmap </text:span></text:span></text:p>
      <text:p text:style-name="P21"><text:span text:style-name="Strong_20_Emphasis"><text:span text:style-name="T8">Question</text:span></text:span></text:p>
      <text:p text:style-name="P23"><text:span text:style-name="Strong_20_Emphasis"><text:span text:style-name="T7">Which of the environmental variables has the strongest absolute correlation with traffic_volume? Is this correlation positive or negative?</text:span></text:span></text:p>
      <text:p text:style-name="P23">أي من المتغيرات البيئية له أقوى ارتباط مطلق مع حجم المرور؟ وهل هو ارتباط موجب أم سالب؟</text:p>
      <text:p text:style-name="Text_20_body"><text:span text:style-name="Strong_20_Emphasis">الإجابة:</text:span><text:line-break/>من مصفوفة الارتباط:</text:p>
      <text:p text:style-name="Quotations">أقوى ارتباط بين <text:span text:style-name="Strong_20_Emphasis">traffic_volume</text:span> و <text:span text:style-name="Strong_20_Emphasis">temperature (temp)</text:span><text:line-break/>وقيمته موجبة (~ +0.48)</text:p>
      <text:p text:style-name="Text_20_body">🔹 أي أنه كلما ارتفعت درجة الحرارة زاد حجم المرور.</text:p>
      <text:p text:style-name="P23"><text:span text:style-name="T17">Task B: Interpretation and Paradox</text:span></text:p>
      <text:p text:style-name="P38"><text:span text:style-name="T17">Question</text:span></text:p>
      <text:p text:style-name="P32">Even if strong, why doesn’t correlation imply causation? What external variable could explain both traffic volume and the environmental variable?</text:p>
      <text:p text:style-name="Text_20_body"><text:line-break/>حتى لو كان الارتباط قويًا، لماذا لا يعني ذلك علاقة سببية؟ وما المتغير الخارجي الذي قد يفسر العلاقة؟</text:p>
      <text:p text:style-name="Text_20_body"><text:span text:style-name="Strong_20_Emphasis">الإجابة:</text:span><text:line-break/>الارتباط لا يعني السببية لأن هناك عوامل أخرى غير مقاسة قد تؤثر على كليهما، مثل:</text:p>
      <text:list text:style-name="L4">
        <text:list-item>
          <text:p text:style-name="P37"><text:span text:style-name="Strong_20_Emphasis">الوقت من اليوم (ساعة الذروة)</text:span></text:p>
        </text:list-item>
        <text:list-item>
          <text:p text:style-name="P37"><text:span text:style-name="Strong_20_Emphasis">اليوم من الأسبوع (عمل/عطلة)</text:span></text:p>
        </text:list-item>
        <text:list-item>
          <text:p text:style-name="P37"><text:span text:style-name="Strong_20_Emphasis">الأحداث المحلية أو المدارس</text:span></text:p>
        </text:list-item>
      </text:list>
      <text:p text:style-name="Text_20_body">🔸 مثال على ذلك هو <text:span text:style-name="Strong_20_Emphasis">Simpson’s Paradox</text:span>، حيث قد يخفي تجميع البيانات العلاقة الحقيقية بين المتغيرات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><text:soft-page-break/>2.4 Interactive Charting Tools (Optional / Bonus)</text:p>
      <text:p text:style-name="P39">Question</text:p>
      <text:p text:style-name="P15"><text:span text:style-name="T17">What overall trend can be seen in the interactive scatter plot of temperature vs traffic_volume?</text:span><text:line-break/>ما الاتجاه العام الذي تلاحظه في الرسم التفاعلي (درجة الحرارة مقابل حجم المرور)؟</text:p>
      <text:p text:style-name="Text_20_body"><text:span text:style-name="Strong_20_Emphasis">الإجابة:</text:span><text:line-break/>عند درجات الحرارة <text:span text:style-name="Strong_20_Emphasis">المتطرفة (منخفضة جدًا أو مرتفعة جدًا)</text:span>، يقل حجم المرور.<text:line-break/>بينما يكون <text:span text:style-name="Strong_20_Emphasis">أعلى</text:span> في درجات الحرارة المعتدلة.</text:p>
      <text:p text:style-name="Text_20_body">📊 <text:span text:style-name="Strong_20_Emphasis">العنوان المناسب:</text:span><text:line-break/>“Traffic Volume Tends to Drop in Extreme Temperatures, Regardless of Rain/Snow.”</text:p>
      <text:p text:style-name="Text_20_body"/>
      <text:h text:style-name="P1" text:outline-level="1"><text:s/><text:span text:style-name="Strong_20_Emphasis"><text:span text:style-name="T10">Summary Table</text:span></text:span></text:h>
      <table:table table:name="جدول2" table:style-name="جدول2">
        <table:table-column table:style-name="جدول2.A"/>
        <table:table-column table:style-name="جدول2.B"/>
        <table:table-column table:style-name="جدول2.C"/>
        <table:table-column table:style-name="جدول2.D"/>
        <table:table-header-rows>
          <table:table-row>
            <table:table-cell table:style-name="جدول2.A1" office:value-type="string">
              <text:p text:style-name="P14">Part</text:p>
            </table:table-cell>
            <table:table-cell table:style-name="جدول2.A1" office:value-type="string">
              <text:p text:style-name="P14">Task</text:p>
            </table:table-cell>
            <table:table-cell table:style-name="جدول2.A1" office:value-type="string">
              <text:p text:style-name="P14">Q</text:p>
            </table:table-cell>
            <table:table-cell table:style-name="جدول2.A1" office:value-type="string">
              <text:p text:style-name="P14">Key Finding</text:p>
            </table:table-cell>
          </table:table-row>
        </table:table-header-rows>
        <table:table-row>
          <table:table-cell table:style-name="جدول2.A1" office:value-type="string">
            <text:p text:style-name="P11">2.1</text:p>
          </table:table-cell>
          <table:table-cell table:style-name="جدول2.A1" office:value-type="string">
            <text:p text:style-name="P11">A</text:p>
          </table:table-cell>
          <table:table-cell table:style-name="جدول2.A1" office:value-type="string">
            <text:p text:style-name="P11">1</text:p>
          </table:table-cell>
          <table:table-cell table:style-name="جدول2.A1" office:value-type="string">
            <text:p text:style-name="P11">Median &gt; Mean → slight left skew</text:p>
          </table:table-cell>
        </table:table-row>
        <table:table-row>
          <table:table-cell table:style-name="جدول2.A1" office:value-type="string">
            <text:p text:style-name="P11">2.1</text:p>
          </table:table-cell>
          <table:table-cell table:style-name="جدول2.A1" office:value-type="string">
            <text:p text:style-name="P11">A</text:p>
          </table:table-cell>
          <table:table-cell table:style-name="جدول2.A1" office:value-type="string">
            <text:p text:style-name="P11">2</text:p>
          </table:table-cell>
          <table:table-cell table:style-name="جدول2.A1" office:value-type="string">
            <text:p text:style-name="P11">Negatively skewed</text:p>
          </table:table-cell>
        </table:table-row>
        <table:table-row>
          <table:table-cell table:style-name="جدول2.A1" office:value-type="string">
            <text:p text:style-name="P11">2.1</text:p>
          </table:table-cell>
          <table:table-cell table:style-name="جدول2.A1" office:value-type="string">
            <text:p text:style-name="P11">B</text:p>
          </table:table-cell>
          <table:table-cell table:style-name="جدول2.A1" office:value-type="string">
            <text:p text:style-name="P11">3</text:p>
          </table:table-cell>
          <table:table-cell table:style-name="جدول2.A1" office:value-type="string">
            <text:p text:style-name="P11">Skewness ≈ -0.089 → near symmetric </text:p>
          </table:table-cell>
        </table:table-row>
        <table:table-row>
          <table:table-cell table:style-name="جدول2.A1" office:value-type="string">
            <text:p text:style-name="P11">2.1</text:p>
          </table:table-cell>
          <table:table-cell table:style-name="جدول2.A1" office:value-type="string">
            <text:p text:style-name="P11">B</text:p>
          </table:table-cell>
          <table:table-cell table:style-name="جدول2.A1" office:value-type="string">
            <text:p text:style-name="P11">4</text:p>
          </table:table-cell>
          <table:table-cell table:style-name="جدول2.A1" office:value-type="string">
            <text:p text:style-name="P11">Platykurtic (flatter than normal)</text:p>
          </table:table-cell>
        </table:table-row>
        <table:table-row>
          <table:table-cell table:style-name="جدول2.A1" office:value-type="string">
            <text:p text:style-name="P11">2.1</text:p>
          </table:table-cell>
          <table:table-cell table:style-name="جدول2.A1" office:value-type="string">
            <text:p text:style-name="P11">C</text:p>
          </table:table-cell>
          <table:table-cell table:style-name="جدول2.A1" office:value-type="string">
            <text:p text:style-name="P11">5</text:p>
          </table:table-cell>
          <table:table-cell table:style-name="جدول2.A1" office:value-type="string">
            <text:p text:style-name="P11">Highest mean: Clouds; Highest std: Fog</text:p>
          </table:table-cell>
        </table:table-row>
        <table:table-row>
          <table:table-cell table:style-name="جدول2.A1" office:value-type="string">
            <text:p text:style-name="P11">2.2</text:p>
          </table:table-cell>
          <table:table-cell table:style-name="جدول2.A1" office:value-type="string">
            <text:p text:style-name="P11">A</text:p>
          </table:table-cell>
          <table:table-cell table:style-name="جدول2.A1" office:value-type="string">
            <text:p text:style-name="P11">6</text:p>
          </table:table-cell>
          <table:table-cell table:style-name="جدول2.A1" office:value-type="string">
            <text:p text:style-name="P11">Distribution near-symmetric, mean≈3300</text:p>
          </table:table-cell>
        </table:table-row>
        <table:table-row>
          <table:table-cell table:style-name="جدول2.A1" office:value-type="string">
            <text:p text:style-name="P11">2.2</text:p>
          </table:table-cell>
          <table:table-cell table:style-name="جدول2.A1" office:value-type="string">
            <text:p text:style-name="P11">B</text:p>
          </table:table-cell>
          <table:table-cell table:style-name="جدول2.A1" office:value-type="string">
            <text:p text:style-name="P11">7</text:p>
          </table:table-cell>
          <table:table-cell table:style-name="جدول2.A1" office:value-type="string">
            <text:p text:style-name="P11">IQR = 3740 → wide spread</text:p>
          </table:table-cell>
        </table:table-row>
        <table:table-row>
          <table:table-cell table:style-name="جدول2.A1" office:value-type="string">
            <text:p text:style-name="P11">2.2</text:p>
          </table:table-cell>
          <table:table-cell table:style-name="جدول2.A1" office:value-type="string">
            <text:p text:style-name="P11">C</text:p>
          </table:table-cell>
          <table:table-cell table:style-name="جدول2.A1" office:value-type="string">
            <text:p text:style-name="P11">8</text:p>
          </table:table-cell>
          <table:table-cell table:style-name="جدول2.A1" office:value-type="string">
            <text:p text:style-name="P11">Holidays show lower traffic</text:p>
          </table:table-cell>
        </table:table-row>
        <table:table-row>
          <table:table-cell table:style-name="جدول2.A1" office:value-type="string">
            <text:p text:style-name="P11">2.3</text:p>
          </table:table-cell>
          <table:table-cell table:style-name="جدول2.A1" office:value-type="string">
            <text:p text:style-name="P11">A</text:p>
          </table:table-cell>
          <table:table-cell table:style-name="جدول2.A1" office:value-type="string">
            <text:p text:style-name="P11">9</text:p>
          </table:table-cell>
          <table:table-cell table:style-name="جدول2.A1" office:value-type="string">
            <text:p text:style-name="P11">Strongest correlation with temp (positive)</text:p>
          </table:table-cell>
        </table:table-row>
        <table:table-row>
          <table:table-cell table:style-name="جدول2.A1" office:value-type="string">
            <text:p text:style-name="P11">2.3</text:p>
          </table:table-cell>
          <table:table-cell table:style-name="جدول2.A1" office:value-type="string">
            <text:p text:style-name="P11">B</text:p>
          </table:table-cell>
          <table:table-cell table:style-name="جدول2.A1" office:value-type="string">
            <text:p text:style-name="P11">10</text:p>
          </table:table-cell>
          <table:table-cell table:style-name="جدول2.A1" office:value-type="string">
            <text:p text:style-name="P11">Correlation ≠ causation; time/event factors</text:p>
          </table:table-cell>
        </table:table-row>
        <table:table-row>
          <table:table-cell table:style-name="جدول2.A1" office:value-type="string">
            <text:p text:style-name="P11">2.4</text:p>
          </table:table-cell>
          <table:table-cell table:style-name="جدول2.A1" office:value-type="string">
            <text:p text:style-name="P11">-</text:p>
          </table:table-cell>
          <table:table-cell table:style-name="جدول2.A1" office:value-type="string">
            <text:p text:style-name="P11">11</text:p>
          </table:table-cell>
          <table:table-cell table:style-name="جدول2.A1" office:value-type="string">
            <text:p text:style-name="P11">Traffic drops in extreme temps</text:p>
          </table:table-cell>
        </table:table-row>
      </table:table>
      <text:p text:style-name="P15"/>
      <text:p text:style-name="P30">وفي الاخير رابط نتائج الكود</text:p>
      <text:p text:style-name="P30"/>
      <text:p text:style-name="P31"><text:a xlink:type="simple" xlink:href="https://colab.research.google.com/drive/1VWyS80oSFpQVE" text:style-name="Internet_20_link" text:visited-style-name="Visited_20_Internet_20_Link"><text:span text:style-name="T11">https://colab.research.google.com/drive/1VWyS80oSFpQVE</text:span></text:a><text:a xlink:type="simple" xlink:href="https://colab.research.google.com/drive/1VWyS80oSFpQVEQgHwRMKNmvKe_bqt2bB?usp=sharing" text:style-name="Internet_20_link" text:visited-style-name="Visited_20_Internet_20_Link"><text:span text:style-name="T11">QgHwRMKNmvKe_bqt2bB?usp=sharing</text:span></text:a></text:p>
      <text:p text:style-name="P31"><text:span text:style-name="T11"/></text:p>
      <text:p text:style-name="P21"><text:s/></text:p>
      <text:p text:style-name="P15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Uighur" svg:font-family="'Microsoft Uighur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imes New Roman" style:font-size-complex="14pt" style:language-complex="ar" style:country-complex="DZ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imes New Roman" style:font-size-complex="14pt" style:language-complex="ar" style:country-complex="DZ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imes New Roman" style:font-family-complex="'Times New Roman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imes New Roman" style:font-family-complex="'Times New Roman'" style:font-family-generic-complex="roman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mes New Roman" style:font-family-complex="'Times New Roman'" style:font-family-generic-complex="roman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4:44:34.310000000</meta:creation-date>
    <dc:date>2025-10-17T16:29:26.187000000</dc:date>
    <meta:editing-duration>PT1H44M48S</meta:editing-duration>
    <meta:editing-cycles>16</meta:editing-cycles>
    <meta:generator>LibreOffice/24.2.0.3$Windows_X86_64 LibreOffice_project/da48488a73ddd66ea24cf16bbc4f7b9c08e9bea1</meta:generator>
    <meta:document-statistic meta:table-count="2" meta:image-count="0" meta:object-count="0" meta:page-count="5" meta:paragraph-count="147" meta:word-count="910" meta:character-count="5595" meta:non-whitespace-character-count="4814"/>
  </office:meta>
</office:document-meta>
</file>